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28E43E1E644C7B6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8E43E1E644C7B6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ora por sus seguidores</text:span></text:p>
            <text:p text:style-name="P3"><text:span text:style-name="T2">(Juan 17.1-26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42:20.180000000</dc:date>
    <meta:editing-duration>PT2H28M2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